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SecurityHandler.service( final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pelineSecurityHandler.contextualize( final Context a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pelineSecurityHandler.login( final Map login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PipelineSHUser.getUs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SHUser.addParametersFromAuthenticationXML( final String childElementName , final SourceParameters parameter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PipelineSecurityHandler.logout( final Map logoutContext , final User us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ipelineSHUser.calculateContextInfo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ipelineSHUser.PipelineSHUser( final Document info , final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ipelineSecurityHandl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ipelineSecurityHandler.configure( final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pelineSecurityHandler.isValidAuthenticationDocument( final Document doc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